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1e6" officeooo:paragraph-rsid="00039242"/>
    </style:style>
    <style:style style:name="P2" style:family="paragraph" style:parent-style-name="Standard">
      <style:text-properties officeooo:rsid="0010b0fb" officeooo:paragraph-rsid="00039242"/>
    </style:style>
    <style:style style:name="P3" style:family="paragraph" style:parent-style-name="Standard">
      <style:text-properties officeooo:rsid="0011bde0" officeooo:paragraph-rsid="00039242"/>
    </style:style>
    <style:style style:name="P4" style:family="paragraph" style:parent-style-name="Standard">
      <style:text-properties officeooo:rsid="0011ea36" officeooo:paragraph-rsid="0003924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094a0" officeooo:paragraph-rsid="000392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39242" officeooo:paragraph-rsid="00039242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1ea36" officeooo:paragraph-rsid="0003924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4ccec" officeooo:paragraph-rsid="0004ccec"/>
    </style:style>
    <style:style style:name="P9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fo:font-weight="bold" officeooo:rsid="0004ccec" officeooo:paragraph-rsid="0004ccec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63004" officeooo:paragraph-rsid="00063004"/>
    </style:style>
    <style:style style:name="P11" style:family="paragraph" style:parent-style-name="Standard">
      <style:text-properties officeooo:rsid="0007ab29" officeooo:paragraph-rsid="0007ab29"/>
    </style:style>
    <style:style style:name="P12" style:family="paragraph" style:parent-style-name="Standard">
      <style:text-properties officeooo:rsid="000d707d" officeooo:paragraph-rsid="000d707d"/>
    </style:style>
    <style:style style:name="P13" style:family="paragraph" style:parent-style-name="Standard">
      <style:text-properties officeooo:rsid="000efc93" officeooo:paragraph-rsid="000efc93"/>
    </style:style>
    <style:style style:name="T1" style:family="text">
      <style:text-properties officeooo:rsid="00063004"/>
    </style:style>
    <style:style style:name="T2" style:family="text">
      <style:text-properties officeooo:rsid="0007ab29"/>
    </style:style>
    <style:style style:name="T3" style:family="text">
      <style:text-properties officeooo:rsid="0008843a"/>
    </style:style>
    <style:style style:name="T4" style:family="text">
      <style:text-properties officeooo:rsid="000aea59"/>
    </style:style>
    <style:style style:name="T5" style:family="text">
      <style:text-properties officeooo:rsid="000c342a"/>
    </style:style>
    <style:style style:name="T6" style:family="text">
      <style:text-properties officeooo:rsid="000ef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uggins Eclipse</text:p>
      <text:p text:style-name="P2">eGit</text:p>
      <text:p text:style-name="P2">SonarLint</text:p>
      <text:p text:style-name="P2">Eclipse Web Developer tools</text:p>
      <text:p text:style-name="P3">Eclipse Docker Tooling</text:p>
      <text:p text:style-name="P6">(Si con estos pluggins no aparece la opcion de crear un proyecyto web dinamico buscar en el marketplace JSP y descargar el pluggin)</text:p>
      <text:p text:style-name="P3"/>
      <text:p text:style-name="P7">Creación de proyectos web dinámicos Eclipse</text:p>
      <text:p text:style-name="P4"/>
      <text:p text:style-name="P4">Cambiar el workspace del proyecto a la carpeta compartida de tomcat (opcional)</text:p>
      <text:p text:style-name="P4">Target runtime: &lt;none&gt;</text:p>
      <text:p text:style-name="P4">Dynamic web module version: 4.0</text:p>
      <text:p text:style-name="P4">Configuration: default</text:p>
      <text:p text:style-name="P4"/>
      <text:p text:style-name="P1">Una vez creado el proyecto, click a properties –&gt; Targeted runtimes –&gt; new –&gt; Apache TomCat 10.0</text:p>
      <text:p text:style-name="P1"/>
      <text:p text:style-name="P9">Repositorios ECLIPSE</text:p>
      <text:p text:style-name="P8"/>
      <text:p text:style-name="P8">-Seleccionar la maquina virtual de Java:</text:p>
      <text:p text:style-name="P8"/>
      <text:p text:style-name="P8"><text:tab/><text:span text:style-name="T1">W</text:span>indow → <text:span text:style-name="T1">P</text:span>reference → <text:span text:style-name="T1">J</text:span>ava → <text:span text:style-name="T1">A</text:span>dd <text:s/>→ <text:s/>(usr/lib/jre)</text:p>
      <text:p text:style-name="P8"/>
      <text:p text:style-name="P10">-Ir al compilador y observar que esta en la version 11</text:p>
      <text:p text:style-name="P10"/>
      <text:p text:style-name="P10">-Vamos a server:</text:p>
      <text:p text:style-name="P8"/>
      <text:p text:style-name="P8"><text:s/><text:tab/><text:span text:style-name="T2">S</text:span><text:span text:style-name="T1">e</text:span>rver → <text:span text:style-name="T2">R</text:span>untime <text:span text:style-name="T2">E</text:span>nvironment → añadir tomcat 10.0</text:p>
      <text:p text:style-name="P8"/>
      <text:p text:style-name="P8"><text:span text:style-name="T2">-C</text:span>rear nuevo proyecto <text:span text:style-name="T2">o si ya esta creado saltar hasta el paso de Git</text:span></text:p>
      <text:p text:style-name="P8"/>
      <text:p text:style-name="P8">-<text:span text:style-name="T2">U</text:span>na vez creado <text:span text:style-name="T2">seleccionamos la maquina virtual y el servidor</text:span></text:p>
      <text:p text:style-name="P8"/>
      <text:p text:style-name="P8"><text:span text:style-name="T2"><text:tab/>P</text:span>roperties<text:span text:style-name="T2">(</text:span>del proyecto<text:span text:style-name="T2">) → </text:span>java build path → jre 11</text:p>
      <text:p text:style-name="P8"/>
      <text:p text:style-name="P10"><text:span text:style-name="T2">-Para el servidor podemos hacerlo desde “Targeted Runtimes” pero </text:span>si desde “<text:span text:style-name="T4">T</text:span>argeted <text:span text:style-name="T4">R</text:span>untime” no se añade el servidor de tomcat podemos añadirlo desde las librerias del proyecto añadiendo add <text:span text:style-name="T5">L</text:span>ibrary</text:p>
      <text:p text:style-name="P10"/>
      <text:p text:style-name="P10"><text:span text:style-name="T2">-U</text:span>na vez creado algun archivo del proyecto en la pestaña inferior “server” nos saldra “stopped , en ese caso le damos a “<text:span text:style-name="T4">S</text:span>tart the <text:span text:style-name="T4">S</text:span>erver”</text:p>
      <text:p text:style-name="P10"/>
      <text:p text:style-name="P10">-Create a new local git repository → Seleccionamo la ruta del workspace</text:p>
      <text:p text:style-name="P10"/>
      <text:p text:style-name="P11">-Configurar remote</text:p>
      <text:p text:style-name="P11"/>
      <text:p text:style-name="P11"><text:tab/>Remotes → Crear Remoto → Configure push → remote name(origin) → change → (ruta <text:tab/>del repositorio de git) → en password ponemos el token de git → Store in secure store → <text:tab/><text:span text:style-name="T3">Finish</text:span></text:p>
      <text:p text:style-name="P11"><text:soft-page-break/><text:tab/><text:span text:style-name="T5">Ref mappings → create or edit a refspec → (+refs/heads/master:refs/heads/master) → Finish <text:tab/>→ SAVE</text:span></text:p>
      <text:p text:style-name="P12"><text:tab/>Configure fetch → <text:span text:style-name="T6">add </text:span>→ + → Next → <text:span text:style-name="T6">+refs/heads/master:refs/remote/origin/master</text:span></text:p>
      <text:p text:style-name="P12"><text:tab/></text:p>
      <text:p text:style-name="P13">window→ Show view → others → git staging</text:p>
      <text:p text:style-name="P11"/>
      <text:p text:style-name="P11"/>
      <text:p text:style-name="P10"/>
      <text:p text:style-name="P10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37:09.372546657</meta:creation-date>
    <dc:date>2021-10-21T10:03:09.839225217</dc:date>
    <meta:editing-duration>PT46M58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2" meta:paragraph-count="30" meta:word-count="285" meta:character-count="1736" meta:non-whitespace-character-count="1467"/>
  </office:meta>
</office:document-meta>
</file>